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00000027E1DA73F1A.png"/>
  <manifest:file-entry manifest:media-type="image/png" manifest:full-path="Pictures/100000000000013B000000C773127E3D.png"/>
  <manifest:file-entry manifest:media-type="image/png" manifest:full-path="Pictures/10000000000003F9000002194E1AEC84.png"/>
  <manifest:file-entry manifest:media-type="image/png" manifest:full-path="Pictures/1000000000000205000000F0A52C16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a1" text:anchor-type="paragraph" svg:width="13.681cm" svg:height="6.35cm" draw:z-index="0"><draw:image xlink:href="Pictures/1000000000000205000000F0A52C1666.png" xlink:type="simple" xlink:show="embed" xlink:actuate="onLoad"/></draw:frame></text:p>
      <text:p text:style-name="Standard"><draw:frame draw:style-name="fr2" draw:name="grafika3" text:anchor-type="paragraph" svg:x="0.423cm" svg:y="0.106cm" svg:width="16.999cm" svg:height="13.289cm" draw:z-index="3"><draw:image xlink:href="Pictures/10000000000003300000027E1DA73F1A.png" xlink:type="simple" xlink:show="embed" xlink:actuate="onLoad"/></draw:frame></text:p>
      <text:p text:style-name="Standard"/>
      <text:p text:style-name="Standard"><draw:frame draw:style-name="fr2" draw:name="grafika4" text:anchor-type="paragraph" svg:x="-0.079cm" svg:y="11.4cm" svg:width="16.999cm" svg:height="8.975cm" draw:z-index="2"><draw:image xlink:href="Pictures/10000000000003F9000002194E1AEC84.png" xlink:type="simple" xlink:show="embed" xlink:actuate="onLoad"/></draw:frame><text:soft-page-break/></text:p>
      <text:p text:style-name="Standard"><draw:frame draw:style-name="fr2" draw:name="grafika2" text:anchor-type="paragraph" svg:x="4.438cm" svg:y="2.281cm" svg:width="8.334cm" svg:height="5.265cm" draw:z-index="1"><draw:image xlink:href="Pictures/100000000000013B000000C773127E3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9S</meta:editing-duration>
    <meta:editing-cycles>3</meta:editing-cycles>
    <meta:generator>OpenOffice/4.1.1$Win32 OpenOffice.org_project/411m6$Build-9775</meta:generator>
    <dc:date>2016-04-05T02:45:36.15</dc:date>
    <meta:document-statistic meta:table-count="0" meta:image-count="4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